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F0000034ED37B0C5C5813B87B.png" manifest:media-type="image/png"/>
  <manifest:file-entry manifest:full-path="Pictures/10000201000002DA000001F864E23A1317BDD67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4.736cm" fo:min-width="18.5cm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9cm" svg:height="14.986cm" svg:x="1cm" svg:y="3.159cm">
            <text:p/>
            <draw:enhanced-geometry svg:viewBox="0 0 21600 21600" draw:type="rectangle" draw:enhanced-path="M 0 0 L 21600 0 21600 21600 0 21600 0 0 Z N"/>
          </draw:custom-shape>
          <draw:frame draw:name="Picture 32" draw:style-name="gr2" draw:text-style-name="P2" draw:layer="layout" svg:width="11.151cm" svg:height="7.698cm" svg:x="8.747cm" svg:y="6.969cm">
            <draw:image xlink:href="Pictures/10000201000002DA000001F864E23A1317BDD674.png" xlink:type="simple" xlink:show="embed" xlink:actuate="onLoad">
              <text:p/>
            </draw:image>
          </draw:frame>
          <draw:frame draw:name="Picture 28" draw:style-name="gr2" draw:text-style-name="P2" draw:layer="layout" svg:width="7.293cm" svg:height="14.306cm" svg:x="1cm" svg:y="3.667cm">
            <draw:image xlink:href="Pictures/10000201000001AF0000034ED37B0C5C5813B87B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</meta:initial-creator>
    <meta:creation-date>2018-05-11T13:07:49.455712983</meta:creation-date>
    <dc:date>2018-05-11T13:12:03.786274450</dc:date>
    <dc:creator>Alex </dc:creator>
    <meta:editing-duration>PT4M15S</meta:editing-duration>
    <meta:editing-cycles>1</meta:editing-cycles>
    <meta:document-statistic meta:object-count="4"/>
    <meta:generator>LibreOffice/6.0.3.2$Linux_X86_64 LibreOffice_project/00m0$Build-2</meta:generator>
  </office:meta>
</office:document-meta>
</file>